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2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TLPゴシック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3cm" svg:height="2cm" svg:x="8cm" svg:y="1cm">
          <draw:text-box>
            <text:p text:style-name="P1"><text:span text:style-name="T1">f</text:span><text:span text:style-name="T1">(</text:span><text:span text:style-name="T1">t</text:span><text:span text:style-name="T1">)</text:span></text:p>
          </draw:text-box>
        </draw:frame>
        <draw:line draw:style-name="gr2" draw:text-style-name="P3" draw:layer="layout" svg:x1="31.698cm" svg:y1="5.3cm" svg:x2="31.799cm" svg:y2="12.9cm">
          <text:p/>
        </draw:line>
        <draw:frame draw:style-name="gr3" draw:text-style-name="P3" draw:layer="layout" svg:width="15.999cm" svg:height="8.999cm" svg:x="1cm" svg:y="2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23T17:44:56.415219644</dc:date>
    <meta:editing-cycles>8</meta:editing-cycles>
    <meta:editing-duration>PT18M31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text-properties fo:font-size="24pt" style:font-size-asian="24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" chart:maximum="1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04cm" svg:y="0.18cm" svg:width="14.736cm" svg:height="8.64cm"/>
          <chart:axis chart:dimension="x" chart:name="primary-x" chart:style-name="ch3" chartooo:axis-type="auto">
            <chart:categories table:cell-range-address="local-table.$A$2:.$A$82"/>
          </chart:axis>
          <chart:axis chart:dimension="y" chart:name="primary-y" chart:style-name="ch4"/>
          <chart:series chart:style-name="ch5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">
                <text:p>-0.9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">
                <text:p>-0.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">
                <text:p>-0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">
                <text:p>-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">
                <text:p>-0.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">
                <text:p>-0.2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4.89858719658941E-016">
                <text:p>-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